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98.999999999986983pt"/>
    </style:style>
    <style:style style:name="co2" style:family="table-column">
      <style:table-column-properties style:column-width="78.029999999978429pt"/>
    </style:style>
    <style:style style:name="ce1" style:data-style-name="N1" style:family="table-cell">
      <style:text-properties fo:color="#000000"/>
    </style:style>
    <number:currency-style style:name="N1">
      <number:number number:decimal-places="2" number:min-integer-digits="1"/>
      <number:currency-symbol/>
    </number:currency-style>
  </office:automatic-styles>
  <office:body>
    <office:spreadsheet>
      <table:calculation-settings/>
      <table:table table:name="Sheet1" table:style-name="ta1">
        <table:table-column/>
        <table:table-column table:style-name="co1" table:default-cell-style-name="ce1"/>
        <table:table-column/>
        <table:table-column table:style-name="co2"/>
        <table:table-column/>
        <table:table-row>
          <table:table-cell office:value-type="string" office:string-value="rent">
            <text:p>rent</text:p>
          </table:table-cell>
          <table:table-cell office:value-type="currency" office:currency="" office:value="10000">
            <text:p>£ 10000.00</text:p>
          </table:table-cell>
          <table:table-cell office:value-type="string" office:string-value="">
            <text:p/>
          </table:table-cell>
          <table:table-cell office:value-type="string" office:string-value="personal costs py">
            <text:p>personal costs py</text:p>
          </table:table-cell>
          <table:table-cell office:value-type="float" office:value="9132">
            <text:p>9132</text:p>
          </table:table-cell>
        </table:table-row>
        <table:table-row>
          <table:table-cell office:value-type="string" office:string-value="utilities">
            <text:p>utilities</text:p>
          </table:table-cell>
          <table:table-cell office:value-type="currency" office:currency="" office:value="2400">
            <text:p>£ 2400.00</text:p>
          </table:table-cell>
        </table:table-row>
        <table:table-row>
          <table:table-cell office:value-type="string" office:string-value="tele-net">
            <text:p>tele-net</text:p>
          </table:table-cell>
          <table:table-cell office:value-type="currency" office:currency="" office:value="400">
            <text:p>£ 400.00</text:p>
          </table:table-cell>
        </table:table-row>
        <table:table-row>
          <table:table-cell office:value-type="string" office:string-value="vps-domain">
            <text:p>vps-domain</text:p>
          </table:table-cell>
          <table:table-cell office:value-type="currency" office:currency="" office:value="263.96">
            <text:p>£ 263.96</text:p>
          </table:table-cell>
        </table:table-row>
        <table:table-row>
          <table:table-cell office:value-type="string" office:string-value="advertising">
            <text:p>advertising</text:p>
          </table:table-cell>
          <table:table-cell office:value-type="currency" office:currency="" office:value="1000">
            <text:p>£ 1000.00</text:p>
          </table:table-cell>
        </table:table-row>
        <table:table-row>
          <table:table-cell office:value-type="string" office:string-value="insurance">
            <text:p>insurance</text:p>
          </table:table-cell>
          <table:table-cell/>
        </table:table-row>
        <table:table-row>
          <table:table-cell office:value-type="string" office:string-value="tax">
            <text:p>tax</text:p>
          </table:table-cell>
          <table:table-cell/>
        </table:table-row>
        <table:table-row>
          <table:table-cell table:number-columns-repeated="2"/>
        </table:table-row>
        <table:table-row>
          <table:table-cell office:value-type="string" office:string-value="costs py">
            <text:p>costs py</text:p>
          </table:table-cell>
          <table:table-cell office:value-type="currency" office:currency="" office:value="23196" table:formula="=[.B1]+[.B2]+[.B3]+[.B4]+[.B5]+[.E1]+[.b6]+[.b7]">
            <text:p>£ 23195.96</text:p>
          </table:table-cell>
        </table:table-row>
        <table:table-row>
          <table:table-cell office:value-type="string" office:string-value="costs pm">
            <text:p>costs pm</text:p>
          </table:table-cell>
          <table:table-cell office:value-type="currency" office:currency="" office:value="1933" table:formula="=[.B9]/12">
            <text:p>£ 1933.00</text:p>
          </table:table-cell>
        </table:table-row>
        <table:table-row>
          <table:table-cell office:value-type="string" office:string-value="costs pd">
            <text:p>costs pd</text:p>
          </table:table-cell>
          <table:table-cell office:value-type="currency" office:currency="" office:value="64.4332" table:formula="=[.B10]/30">
            <text:p>£ 64.43</text:p>
          </table:table-cell>
        </table:table-row>
        <table:table-row table:number-rows-repeated="1048565">
          <table:table-cell table:number-columns-repeated="2"/>
        </table:table-row>
      </table:table>
      <table:table table:name="Sheet2" table:style-name="ta1">
        <table:table-column/>
        <table:table-row>
          <table:table-cell table:number-columns-repeated="2"/>
        </table:table-row>
      </table:table>
      <table:table table:name="Sheet3" table:style-name="ta1">
        <table:table-column/>
        <table:table-row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3.750000000000000pt"/>
    </style:default-style>
    <style:default-style style:family="table-row">
      <style:table-row-properties style:row-height="12.75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0.1</meta:generator>
    <dc:title/>
    <meta:initial-creator>Unknown</meta:initial-creator>
    <meta:editing-cycles>8</meta:editing-cycles>
    <dc:date>2019-01-26T08:17:42</dc:date>
    <meta:creation-date>2019-01-25T14:41:55</meta:creation-date>
    <dc:creator>Philip</dc:creator>
  </office:meta>
</office:document-meta>
</file>